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84"/>
    <style:style style:name="ce7" style:family="table-cell" style:parent-style-name="Default" style:data-style-name="N84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 office:value-type="string" calcext:value-type="string">
            <text:p>punch_card_id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shift_master_id</text:p>
          </table:table-cell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4:03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7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7:0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7:18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7:01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1" calcext:value-type="date">
            <text:p>2016-12-01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8:5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7:2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1" calcext:value-type="date">
            <text:p>2016-12-0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4:05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4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2" calcext:value-type="date">
            <text:p>2016-12-0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7:05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date" office:date-value="2016-12-03" calcext:value-type="date">
            <text:p>2016-12-03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1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8:2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0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table:style-name="ce7" office:value-type="date" office:date-value="2016-12-03" calcext:value-type="date">
            <text:p>2016-12-0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3">
          <table:table-cell office:value-type="string" calcext:value-type="string">
            <text:p>56</text:p>
          </table:table-cell>
          <table:table-cell office:value-type="string" calcext:value-type="string">
            <text:p>10:54</text:p>
          </table:table-cell>
          <table:table-cell/>
          <table:table-cell office:value-type="string" calcext:value-type="string">
            <text:p>WeeklyOff 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9:4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7:15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9:33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6:58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6:57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6:55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07:18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3:39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17:5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1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9:1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7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57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5" calcext:value-type="date">
            <text:p>2016-12-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7:4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4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1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7:3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6" calcext:value-type="date">
            <text:p>2016-12-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42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7:4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9:1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23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7:21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7:1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17:3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24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8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7" calcext:value-type="date">
            <text:p>2016-12-07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2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17:3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9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7:0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6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31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06:5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07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7:0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46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8" calcext:value-type="date">
            <text:p>2016-12-08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8:5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09:1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1:0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string" calcext:value-type="string">
            <text:p>09:1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11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Absent (No OutPunc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21:1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0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22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7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09" calcext:value-type="date">
            <text:p>2016-12-09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7:5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0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2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23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58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2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7:12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09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23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08:4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06:5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7:0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06:5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0" calcext:value-type="date">
            <text:p>2016-12-1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7:12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23:03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WeeklyOff 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7:15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06:55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23:03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3">
          <table:table-cell office:value-type="string" calcext:value-type="string">
            <text:p>86</text:p>
          </table:table-cell>
          <table:table-cell office:value-type="string" calcext:value-type="string">
            <text:p>15:31</text:p>
          </table:table-cell>
          <table:table-cell/>
          <table:table-cell office:value-type="string" calcext:value-type="string">
            <text:p>WeeklyOff Ab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15:31</text:p>
          </table:table-cell>
          <table:table-cell/>
          <table:table-cell office:value-type="string" calcext:value-type="string">
            <text:p>WeeklyOff Ab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1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9:1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9:3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8:5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7:08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8:5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7:1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2" calcext:value-type="date">
            <text:p>2016-12-12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20:5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3:51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7:0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9:0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0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8:5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8:5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7:1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3" calcext:value-type="date">
            <text:p>2016-12-13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9:44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6:58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22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9:0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4" calcext:value-type="date">
            <text:p>2016-12-14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17:3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4" calcext:value-type="date">
            <text:p>2016-12-14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9:3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3:38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41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9:0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22:0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07:0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6:5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17:44</text:p>
          </table:table-cell>
          <table:table-cell/>
          <table:table-cell office:value-type="string" calcext:value-type="string">
            <text:p>Absent (No OutPunc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20:3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5" calcext:value-type="date">
            <text:p>2016-12-1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3:40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6:5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9:0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9:0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8:5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6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9:24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9:0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9:1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17:3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6" calcext:value-type="date">
            <text:p>2016-12-1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09:2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4:37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4">
          <table:table-cell table:style-name="ce2"/>
          <table:table-cell table:style-name="ce5" table:number-columns-repeated="3"/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4">
          <table:table-cell table:style-name="ce3" table:number-columns-repeated="3"/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table:style-name="ce4" office:value-type="string" calcext:value-type="string">
            <text:p>E. Code</text:p>
          </table:table-cell>
          <table:table-cell table:style-name="ce4" office:value-type="string" calcext:value-type="string">
            <text:p><text:s/>InTime</text:p>
          </table:table-cell>
          <table:table-cell table:style-name="ce4" office:value-type="string" calcext:value-type="string">
            <text:p><text:s/>OutTime</text:p>
          </table:table-cell>
          <table:table-cell table:style-name="ce4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06:5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<text:s/>½Present 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06:1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9:0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3:0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00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7" calcext:value-type="date">
            <text:p>2016-12-17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07:15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3">
          <table:table-cell office:value-type="string" calcext:value-type="string">
            <text:p>11</text:p>
          </table:table-cell>
          <table:table-cell office:value-type="string" calcext:value-type="string">
            <text:p>15:31</text:p>
          </table:table-cell>
          <table:table-cell/>
          <table:table-cell office:value-type="string" calcext:value-type="string">
            <text:p>WeeklyOff Ab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06:34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7:15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8:0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06:24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9:58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7: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6:58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WeeklyOff 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P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WeeklyOf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date" office:date-value="2016-12-18" calcext:value-type="date">
            <text:p>2016-12-18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3:34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4">
          <table:table-cell table:style-name="ce2"/>
          <table:table-cell table:style-name="ce5" table:number-columns-repeated="3"/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4">
          <table:table-cell table:style-name="ce3" table:number-columns-repeated="3"/>
          <table:table-cell table:style-name="ce5"/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table:style-name="ce4" office:value-type="string" calcext:value-type="string">
            <text:p>E. Code</text:p>
          </table:table-cell>
          <table:table-cell table:style-name="ce4" office:value-type="string" calcext:value-type="string">
            <text:p><text:s/>InTime</text:p>
          </table:table-cell>
          <table:table-cell table:style-name="ce4" office:value-type="string" calcext:value-type="string">
            <text:p><text:s/>OutTime</text:p>
          </table:table-cell>
          <table:table-cell table:style-name="ce4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8:4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06:1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00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06:1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23:0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7:4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7:1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9:1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00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1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19" calcext:value-type="date">
            <text:p>2016-12-19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4:27</text:p>
          </table:table-cell>
          <table:table-cell/>
          <table:table-cell office:value-type="string" calcext:value-type="string">
            <text:p><text:s/>½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08:5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8:5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06:05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07:01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9:1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0" calcext:value-type="date">
            <text:p>2016-12-20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09:33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06:1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07:00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08:46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7:19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Pres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date" office:date-value="2016-12-20" calcext:value-type="date">
            <text:p>2016-12-2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09:2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9:1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08:5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09:1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08:5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09:0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string" calcext:value-type="string">
            <text:p>09:1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09:1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8:49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09:04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9:2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9:0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08:5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09:1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0:5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9:0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09:0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8:5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0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09:0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9:2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09:04</text:p>
          </table:table-cell>
          <table:table-cell/>
          <table:table-cell office:value-type="string" calcext:value-type="string">
            <text:p>Absent (No OutPunc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09:14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08:5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08:5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0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08:5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09:0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08:5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09:1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09:01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09:1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09:1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09:07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09:0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08:5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09:02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09:10</text:p>
          </table:table-cell>
          <table:table-cell/>
          <table:table-cell office:value-type="string" calcext:value-type="string">
            <text:p>Absent (No OutPunc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09:10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08:46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22</text:p>
          </table:table-cell>
          <table:table-cell office:value-type="string" calcext:value-type="string">
            <text:p>09:13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09:08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07:05</text:p>
          </table:table-cell>
          <table:table-cell/>
          <table:table-cell office:value-type="string" calcext:value-type="string">
            <text:p>Present <text:s/>(No OutPunch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6-12-21" calcext:value-type="date">
            <text:p>2016-12-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0120" number:language="en" number:country="US">
      <number:number number:min-integer-digits="1"/>
      <number:text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7:31:46.545572943</meta:creation-date>
    <dc:date>2017-01-09T17:33:39.759122613</dc:date>
    <meta:editing-duration>P0D</meta:editing-duration>
    <meta:editing-cycles>1</meta:editing-cycles>
    <meta:document-statistic meta:table-count="1" meta:cell-count="9210" meta:object-count="0"/>
    <meta:generator>LibreOffice/4.2.8.2$Linux_x86 LibreOffice_project/420m0$Build-2</meta:generator>
  </office:meta>
</office:document-meta>
</file>